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44pt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 had a cow</text:p>
      <text:p text:style-name="P1"/>
      <text:p text:style-name="P1">ed had fun</text:p>
      <text:p text:style-name="P1"/>
      <text:p text:style-name="P1">rob enjoyed soup</text:p>
      <text:p text:style-name="P1"/>
      <text:p text:style-name="P1">steve ate thai</text:p>
      <text:p text:style-name="P1"/>
      <text:p text:style-name="P1">james went to a conference</text:p>
      <text:p text:style-name="P1"/>
      <text:p text:style-name="P1">kat consumed cocktails</text:p>
      <text:p text:style-name="P1"/>
      <text:p text:style-name="P1">polly ate st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</meta:initial-creator>
    <meta:creation-date>2013-02-26T10:59:03</meta:creation-date>
    <dc:date>2013-02-26T11:03:41</dc:date>
    <dc:creator>ian </dc:creator>
    <meta:editing-duration>PT1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7" meta:word-count="24" meta:character-count="116" meta:non-whitespace-character-count="99"/>
  </office:meta>
</office:document-meta>
</file>